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fbd3a"/>
    </style:style>
    <style:style style:name="P2" style:family="paragraph" style:parent-style-name="Standard">
      <style:text-properties fo:font-size="14pt" officeooo:paragraph-rsid="000fbd3a" style:font-size-asian="14pt" style:font-size-complex="14pt"/>
    </style:style>
    <style:style style:name="P3" style:family="paragraph" style:parent-style-name="Standard">
      <style:text-properties officeooo:rsid="0011760a" officeooo:paragraph-rsid="0011760a"/>
    </style:style>
    <style:style style:name="P4" style:family="paragraph" style:parent-style-name="Standard">
      <style:text-properties officeooo:rsid="0013047a" officeooo:paragraph-rsid="0013047a"/>
    </style:style>
    <style:style style:name="P5" style:family="paragraph" style:parent-style-name="Standard">
      <style:text-properties officeooo:rsid="0013dc9d" officeooo:paragraph-rsid="0013dc9d"/>
    </style:style>
    <style:style style:name="P6" style:family="paragraph" style:parent-style-name="Standard">
      <style:text-properties officeooo:rsid="0016feca" officeooo:paragraph-rsid="0016feca"/>
    </style:style>
    <style:style style:name="P7" style:family="paragraph" style:parent-style-name="Standard">
      <style:text-properties officeooo:paragraph-rsid="0018e9aa"/>
    </style:style>
    <style:style style:name="P8" style:family="paragraph" style:parent-style-name="Standard">
      <style:text-properties fo:font-weight="normal" officeooo:rsid="0018e9aa" officeooo:paragraph-rsid="0018e9aa" style:font-weight-asian="normal" style:font-weight-complex="normal"/>
    </style:style>
    <style:style style:name="P9" style:family="paragraph" style:parent-style-name="Standard">
      <style:paragraph-properties fo:text-align="start" style:justify-single-word="false"/>
      <style:text-properties fo:font-size="12pt" fo:font-weight="normal" officeooo:rsid="001a936e" officeooo:paragraph-rsid="001a936e"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f2722" officeooo:paragraph-rsid="0022fc63" style:font-size-asian="10.5pt" style:font-weight-asian="normal" style:font-size-complex="12pt" style:font-weight-complex="normal"/>
    </style:style>
    <style:style style:name="P11" style:family="paragraph" style:parent-style-name="Standard">
      <style:text-properties style:font-name="Liberation Serif" officeooo:rsid="0013dc9d" officeooo:paragraph-rsid="0013dc9d"/>
    </style:style>
    <style:style style:name="P12" style:family="paragraph" style:parent-style-name="Standard">
      <style:text-properties style:font-name="Liberation Serif" officeooo:rsid="0016feca" officeooo:paragraph-rsid="0013dc9d"/>
    </style:style>
    <style:style style:name="P13" style:family="paragraph" style:parent-style-name="Standard">
      <style:text-properties style:font-name="Liberation Serif" officeooo:rsid="0016feca" officeooo:paragraph-rsid="0016feca"/>
    </style:style>
    <style:style style:name="P14" style:family="paragraph" style:parent-style-name="Standard">
      <style:text-properties style:font-name="Liberation Serif" officeooo:paragraph-rsid="0018e9aa"/>
    </style:style>
    <style:style style:name="P15" style:family="paragraph" style:parent-style-name="Standard">
      <style:text-properties style:font-name="Liberation Serif" officeooo:rsid="0018e9aa" officeooo:paragraph-rsid="0018e9aa"/>
    </style:style>
    <style:style style:name="P16" style:family="paragraph" style:parent-style-name="Standard">
      <style:text-properties style:font-name="Liberation Serif" fo:font-weight="normal" officeooo:rsid="0018e9aa" officeooo:paragraph-rsid="0018e9aa" style:font-weight-asian="normal" style:font-weight-complex="normal"/>
    </style:style>
    <style:style style:name="P17" style:family="paragraph" style:parent-style-name="Standard">
      <style:paragraph-properties fo:text-align="center" style:justify-single-word="false"/>
      <style:text-properties style:font-name="Liberation Serif" fo:font-size="16pt" fo:font-weight="bold" officeooo:rsid="001a936e" officeooo:paragraph-rsid="001a936e" style:font-size-asian="16pt" style:font-weight-asian="bold" style:font-size-complex="16pt" style:font-weight-complex="bold"/>
    </style:style>
    <style:style style:name="P18" style:family="paragraph" style:parent-style-name="Standard">
      <style:paragraph-properties fo:text-align="start" style:justify-single-word="false"/>
      <style:text-properties style:font-name="Liberation Serif" fo:font-size="12pt" fo:font-weight="normal" officeooo:rsid="001a936e" officeooo:paragraph-rsid="001a936e"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Liberation Serif" fo:font-size="12pt" fo:font-weight="normal" officeooo:rsid="001b00fe" officeooo:paragraph-rsid="001b00fe"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font-name="Liberation Serif" fo:font-size="12pt" fo:font-weight="normal" officeooo:rsid="00210470" officeooo:paragraph-rsid="0022fc63" style:font-size-asian="10.5pt" style:font-weight-asian="normal" style:font-size-complex="12pt" style:font-weight-complex="normal"/>
    </style:style>
    <style:style style:name="P21" style:family="paragraph" style:parent-style-name="Standard">
      <style:text-properties officeooo:rsid="0018e9aa" officeooo:paragraph-rsid="0022fc63"/>
    </style:style>
    <style:style style:name="P22" style:family="paragraph" style:parent-style-name="Heading_20_3">
      <style:text-properties fo:font-weight="normal" officeooo:rsid="0013047a" officeooo:paragraph-rsid="0013047a" style:font-weight-asian="normal" style:font-weight-complex="normal"/>
    </style:style>
    <style:style style:name="P23" style:family="paragraph" style:parent-style-name="Heading_20_3">
      <style:text-properties fo:font-weight="normal" officeooo:rsid="0013dc9d" officeooo:paragraph-rsid="0013dc9d" style:font-weight-asian="normal" style:font-weight-complex="normal"/>
    </style:style>
    <style:style style:name="P24" style:family="paragraph" style:parent-style-name="Heading_20_3">
      <style:text-properties style:font-name="Liberation Serif" fo:font-weight="normal" officeooo:rsid="0016feca" officeooo:paragraph-rsid="0016feca" style:font-weight-asian="normal" style:font-weight-complex="normal"/>
    </style:style>
    <style:style style:name="P25" style:family="paragraph" style:parent-style-name="Heading_20_3">
      <style:paragraph-properties fo:text-align="start" style:justify-single-word="false"/>
      <style:text-properties style:font-name="Liberation Serif" fo:font-size="12pt" fo:font-weight="normal" officeooo:rsid="001a936e" officeooo:paragraph-rsid="001a936e" style:font-size-asian="10.5pt" style:font-weight-asian="normal" style:font-size-complex="12pt" style:font-weight-complex="normal"/>
    </style:style>
    <style:style style:name="P26" style:family="paragraph" style:parent-style-name="Heading_20_1">
      <style:text-properties style:font-name="Liberation Serif" fo:font-size="14pt" fo:font-weight="normal" officeooo:rsid="0018e9aa" officeooo:paragraph-rsid="0018e9aa" style:font-size-asian="14pt" style:font-weight-asian="normal" style:font-size-complex="14pt" style:font-weight-complex="normal"/>
    </style:style>
    <style:style style:name="P27" style:family="paragraph" style:parent-style-name="Text_20_body">
      <style:text-properties style:font-name="Liberation Serif" officeooo:rsid="0016feca" officeooo:paragraph-rsid="0016feca"/>
    </style:style>
    <style:style style:name="P28" style:family="paragraph" style:parent-style-name="Text_20_body">
      <style:text-properties style:font-name="Liberation Serif" fo:font-size="12pt" fo:font-weight="normal" officeooo:rsid="0018e9aa" officeooo:paragraph-rsid="0018e9aa" style:font-size-asian="12pt" style:font-weight-asian="normal" style:font-size-complex="12pt" style:font-weight-complex="normal"/>
    </style:style>
    <style:style style:name="P29" style:family="paragraph" style:parent-style-name="Text_20_body">
      <style:paragraph-properties fo:text-align="start" style:justify-single-word="false"/>
      <style:text-properties style:font-name="Liberation Serif" fo:font-size="12pt" fo:font-weight="normal" officeooo:rsid="001b00fe" officeooo:paragraph-rsid="001b00fe" style:font-size-asian="10.5pt" style:font-weight-asian="normal" style:font-size-complex="12pt" style:font-weight-complex="normal"/>
    </style:style>
    <style:style style:name="P30" style:family="paragraph" style:parent-style-name="Text_20_body">
      <style:paragraph-properties fo:text-align="start" style:justify-single-word="false"/>
      <style:text-properties fo:font-size="12pt" fo:font-weight="normal" officeooo:rsid="001a936e" officeooo:paragraph-rsid="0022fc63" style:font-size-asian="10.5pt" style:font-weight-asian="normal" style:font-size-complex="12pt" style:font-weight-complex="normal"/>
    </style:style>
    <style:style style:name="P31" style:family="paragraph" style:parent-style-name="Text_20_body">
      <style:text-properties officeooo:paragraph-rsid="0022fc63"/>
    </style:style>
    <style:style style:name="P32" style:family="paragraph" style:parent-style-name="Standard">
      <style:text-properties style:font-name="Liberation Serif" officeooo:rsid="0018e9aa" officeooo:paragraph-rsid="0018e9aa"/>
    </style:style>
    <style:style style:name="P33" style:family="paragraph" style:parent-style-name="Standard">
      <style:paragraph-properties fo:text-align="start" style:justify-single-word="false"/>
      <style:text-properties style:font-name="Liberation Serif" fo:font-size="12pt" fo:font-weight="normal" officeooo:rsid="001f2722" officeooo:paragraph-rsid="0022fc63"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style:font-name="Liberation Serif" fo:font-size="12pt" fo:font-weight="normal" officeooo:rsid="001a936e" officeooo:paragraph-rsid="001a936e" style:font-size-asian="10.5pt" style:font-weight-asian="normal" style:font-size-complex="12pt" style:font-weight-complex="normal"/>
    </style:style>
    <style:style style:name="P35" style:family="paragraph" style:parent-style-name="Text_20_body">
      <style:paragraph-properties fo:text-align="start" style:justify-single-word="false"/>
      <style:text-properties fo:font-size="12pt" fo:font-weight="normal" officeooo:rsid="00210470" officeooo:paragraph-rsid="0023aba8" style:font-size-asian="10.5pt" style:font-weight-asian="normal" style:font-size-complex="12pt" style:font-weight-complex="normal"/>
    </style:style>
    <style:style style:name="T1" style:family="text">
      <style:text-properties style:font-name="Liberation Serif"/>
    </style:style>
    <style:style style:name="T2" style:family="text">
      <style:text-properties style:font-name="Liberation Serif" officeooo:rsid="00152c0a"/>
    </style:style>
    <style:style style:name="T3" style:family="text">
      <style:text-properties style:font-name="Liberation Serif" officeooo:rsid="0016feca"/>
    </style:style>
    <style:style style:name="T4" style:family="text">
      <style:text-properties style:font-name="Liberation Serif" officeooo:rsid="0018e9aa"/>
    </style:style>
    <style:style style:name="T5" style:family="text">
      <style:text-properties style:font-name="Liberation Serif" officeooo:rsid="001b00fe"/>
    </style:style>
    <style:style style:name="T6" style:family="text">
      <style:text-properties style:font-name="Liberation Serif" officeooo:rsid="00210470"/>
    </style:style>
    <style:style style:name="T7" style:family="text">
      <style:text-properties style:font-name="Liberation Serif" officeooo:rsid="0023aba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text:span text:style-name="T1">Reference: </text:span><text:a xlink:type="simple" xlink:href="https://www.w3schools.com/python/ref_keyword_pass.asp" text:style-name="Internet_20_link" text:visited-style-name="Visited_20_Internet_20_Link"><text:span text:style-name="T1">https://www.w3schools.com/python/ref_keyword_pass.asp</text:span></text:a></text:p>
      <text:p text:style-name="P21"><text:a xlink:type="simple" xlink:href="https://www.learnpython.org/" text:style-name="Internet_20_link" text:visited-style-name="Visited_20_Internet_20_Link"><text:span text:style-name="T1">https://www.learnpython.org/</text:span></text:a></text:p>
      <text:p text:style-name="Standard"/>
      <text:p text:style-name="Standard">&gt;&gt;&gt; </text:p>
      <text:p text:style-name="P1">lotsofhellos = "hello" * 10</text:p>
      <text:p text:style-name="Standard">print([1,2,3] * 3)</text:p>
      <text:p text:style-name="Standard"><text:tab/></text:p>
      <text:p text:style-name="P1">&gt;&gt;&gt; </text:p>
      <text:p text:style-name="P1">Any object which is not a string can be formatted using the %s operator as well.</text:p>
      <text:p text:style-name="Standard"># This prints out: A list: [1, 2, 3]</text:p>
      <text:p text:style-name="Standard">mylist = [1,2,3]</text:p>
      <text:p text:style-name="Standard">print("A list: %s" % mylist)</text:p>
      <text:p text:style-name="Standard"/>
      <text:p text:style-name="P1">&gt;&gt;&gt; </text:p>
      <text:p text:style-name="P1">%s - String (or any object with a string representation, like numbers)</text:p>
      <text:p text:style-name="Standard">%d - Integers</text:p>
      <text:p text:style-name="Standard">%f - Floating point numbers</text:p>
      <text:p text:style-name="Standard">%.&lt;number of digits&gt;f - Floating point numbers with a fixed amount of digits to the right of the dot.</text:p>
      <text:p text:style-name="Standard">%x/%X - Integers in hex representation (lowercase/uppercase)</text:p>
      <text:p text:style-name="Standard"/>
      <text:p text:style-name="P1">&gt;&gt;&gt; </text:p>
      <text:p text:style-name="P1">Strings are defined either with a single quote or a double quotes.</text:p>
      <text:p text:style-name="Standard">The difference between the two is that using double quotes makes it easy to include apostrophes (whereas these would terminate the string if using single quotes)</text:p>
      <text:p text:style-name="Standard"><text:tab/></text:p>
      <text:p text:style-name="Standard">mystring = "Don't worry about apostrophes"</text:p>
      <text:p text:style-name="Standard">print(mystring)</text:p>
      <text:p text:style-name="P1"><text:tab/></text:p>
      <text:p text:style-name="P1">string = "hello world"</text:p>
      <text:p text:style-name="Standard">len(string)</text:p>
      <text:p text:style-name="Standard">string.index("o"): return first index</text:p>
      <text:p text:style-name="Standard">string.count('l'): count of 'l'</text:p>
      <text:p text:style-name="Standard">string[3:7:2]: [start:stop:step]</text:p>
      <text:p text:style-name="Standard"><text:tab/></text:p>
      <text:p text:style-name="P1">&gt;&gt;&gt; </text:p>
      <text:p text:style-name="P1">There is no function like strrev in C to reverse a string.</text:p>
      <text:p text:style-name="Standard">string[::-1]: reverse string</text:p>
      <text:p text:style-name="Standard">string.upper()</text:p>
      <text:p text:style-name="Standard">string.lower()</text:p>
      <text:p text:style-name="Standard">string.startswith("hello")</text:p>
      <text:p text:style-name="Standard">string.endswith("world")</text:p>
      <text:p text:style-name="Standard">string.split(" "): split on space ['hello', 'world']</text:p>
      <text:p text:style-name="Standard"><text:tab/></text:p>
      <text:p text:style-name="P1">&gt;&gt;&gt; </text:p>
      <text:p text:style-name="P1">The "in" operator could be used to check if a specified object exists within an iterable object container, such as a list</text:p>
      <text:p text:style-name="P1">name = "John"</text:p>
      <text:p text:style-name="Standard">if name in ["John", "Rick"]:</text:p>
      <text:p text:style-name="Standard"><text:s text:c="4"/>print("Your name is either John or Rick.")</text:p>
      <text:p text:style-name="Standard"/>
      <text:p text:style-name="P1">&gt;&gt;&gt; </text:p>
      <text:p text:style-name="P1">A statement is evaulated as true if one of the following is correct: </text:p>
      <text:p text:style-name="P1"><text:soft-page-break/>1. The "True" boolean variable is given, or calculated using an expression, such as an arithmetic comparison.</text:p>
      <text:p text:style-name="P1">2. An object which is not considered "empty" is passed.</text:p>
      <text:p text:style-name="Standard"/>
      <text:p text:style-name="P1">Here are some examples for objects which are considered as empty: </text:p>
      <text:p text:style-name="P1">1. An empty string: ""</text:p>
      <text:p text:style-name="P1">2. An empty list: []</text:p>
      <text:p text:style-name="P1">3. The number zero: 0</text:p>
      <text:p text:style-name="P1">4. The false boolean variable: False</text:p>
      <text:p text:style-name="Standard"/>
      <text:p text:style-name="P1">&gt;&gt;&gt; </text:p>
      <text:p text:style-name="P1">Unlike the double equals operator "==", the "is" operator does not match the values of the variables, but the instances themselves. For example:</text:p>
      <text:p text:style-name="Standard">x = [1,2,3]</text:p>
      <text:p text:style-name="Standard">y = [1,2,3]</text:p>
      <text:p text:style-name="Standard">z = x</text:p>
      <text:p text:style-name="Standard">print(x == y) # Prints out True</text:p>
      <text:p text:style-name="Standard">print(x is y) # Prints out False</text:p>
      <text:p text:style-name="Standard">print(x is z) # Prints out True</text:p>
      <text:p text:style-name="Standard"/>
      <text:p text:style-name="P1">&gt;&gt;&gt; </text:p>
      <text:p text:style-name="P1">Using "not" before a boolean expression inverts it</text:p>
      <text:p text:style-name="Standard">not False</text:p>
      <text:p text:style-name="Standard"><text:tab/></text:p>
      <text:p text:style-name="P1">&gt;&gt;&gt; </text:p>
      <text:p text:style-name="P1">For loops can iterate over a sequence of numbers using the "range" and "xrange" functions. The difference between range and xrange is that the range function returns a new list with numbers of that specified range, whereas xrange returns an iterator, which is more efficient. (Python 3 uses the range function, which acts like xrange). Note that the range function is zero based.</text:p>
      <text:p text:style-name="Standard"/>
      <text:p text:style-name="Standard"/>
      <text:p text:style-name="P1">&gt;&gt;&gt; </text:p>
      <text:p text:style-name="P2">can we use "else" clause for loops?</text:p>
      <text:p text:style-name="Standard"/>
      <text:p text:style-name="Standard">unlike languages like C,CPP.. we can use else for loops. When the loop condition of "for" or "while" statement fails then code part in "else" is executed. If break statement is executed inside for loop then the "else" part is skipped. Note that "else" part is executed even if there is a continue statement.</text:p>
      <text:p text:style-name="Standard"/>
      <text:p text:style-name="Standard">Here are a few examples:</text:p>
      <text:p text:style-name="Standard"/>
      <text:p text:style-name="Standard"># Prints out 0,1,2,3,4 and then it prints "count value reached 5"</text:p>
      <text:p text:style-name="Standard"/>
      <text:p text:style-name="Standard">count=0</text:p>
      <text:p text:style-name="Standard">while(count&lt;5):</text:p>
      <text:p text:style-name="Standard"><text:s text:c="4"/>print(count)</text:p>
      <text:p text:style-name="Standard"><text:s text:c="4"/>count +=1</text:p>
      <text:p text:style-name="Standard">else:</text:p>
      <text:p text:style-name="Standard"><text:s text:c="4"/>print("count value reached %d" %(count))</text:p>
      <text:p text:style-name="Standard"/>
      <text:p text:style-name="Standard"># Prints out 1,2,3,4</text:p>
      <text:p text:style-name="Standard">for i in range(1, 10):</text:p>
      <text:p text:style-name="Standard"><text:soft-page-break/><text:s text:c="4"/>if(i%5==0):</text:p>
      <text:p text:style-name="Standard"><text:s text:c="8"/>break</text:p>
      <text:p text:style-name="Standard"><text:s text:c="4"/>print(i)</text:p>
      <text:p text:style-name="Standard">else:</text:p>
      <text:p text:style-name="Standard"><text:s text:c="4"/>print("this is not printed because for loop is terminated because of break but not due to fail in condition")</text:p>
      <text:p text:style-name="Standard"/>
      <text:p text:style-name="Standard"/>
      <text:p text:style-name="Standard"/>
      <text:p text:style-name="P3">&gt;&gt;&gt;</text:p>
      <text:p text:style-name="P3">Dictionaries can be iterated over, just like a list. However, a dictionary, unlike a list, does not keep the order of the values stored in it. To iterate over key value pairs, use the following syntax:</text:p>
      <text:p text:style-name="P3"/>
      <text:p text:style-name="P3">phonebook = {"John" : 938477566,"Jack" : 938377264,"Jill" : 947662781}</text:p>
      <text:p text:style-name="P3">for name, number in phonebook.items():</text:p>
      <text:p text:style-name="P3"><text:s text:c="4"/>print("Phone number of %s is %d" % (name, number))</text:p>
      <text:p text:style-name="P4">if "Jake" in phonebook:</text:p>
      <text:p text:style-name="P4"><text:s text:c="4"/>print("Jake is listed in the phonebook.")</text:p>
      <text:p text:style-name="P4"/>
      <text:p text:style-name="P4">&gt;&gt;&gt;</text:p>
      <text:h text:style-name="P22" text:outline-level="3">Removing a value</text:h>
      <text:p text:style-name="P3">phonebook = {</text:p>
      <text:p text:style-name="P3"><text:s text:c="3"/>"John" : 938477566,</text:p>
      <text:p text:style-name="P3"><text:s text:c="3"/>"Jack" : 938377264,</text:p>
      <text:p text:style-name="P3"><text:s text:c="3"/>"Jill" : 947662781</text:p>
      <text:p text:style-name="P3">}</text:p>
      <text:p text:style-name="P3">del phonebook["John"]</text:p>
      <text:p text:style-name="P3">print(phonebook)</text:p>
      <text:p text:style-name="P3"/>
      <text:p text:style-name="P4">or</text:p>
      <text:p text:style-name="P4"/>
      <text:p text:style-name="P4">phonebook = {</text:p>
      <text:p text:style-name="P4"><text:s text:c="3"/>"John" : 938477566,</text:p>
      <text:p text:style-name="P4"><text:s text:c="3"/>"Jack" : 938377264,</text:p>
      <text:p text:style-name="P4"><text:s text:c="3"/>"Jill" : 947662781</text:p>
      <text:p text:style-name="P4">}</text:p>
      <text:p text:style-name="P4">phonebook.pop("John")</text:p>
      <text:p text:style-name="P4">print(phonebook)</text:p>
      <text:p text:style-name="P3"/>
      <text:p text:style-name="P5">&gt;&gt;&gt;</text:p>
      <text:p text:style-name="P5"/>
      <text:p text:style-name="P5">import module</text:p>
      <text:p text:style-name="P5">module.object()</text:p>
      <text:p text:style-name="P5"/>
      <text:h text:style-name="P23" text:outline-level="3">Importing module objects to the current namespace</text:h>
      <text:p text:style-name="P5">from module import object</text:p>
      <text:p text:style-name="P5">object()</text:p>
      <text:p text:style-name="P5"/>
      <text:p text:style-name="P5"><text:span text:style-name="Source_20_Text"><text:span text:style-name="T1">import *</text:span></text:span><text:span text:style-name="T1"> command to import all objects from a specific module</text:span></text:p>
      <text:p text:style-name="P5"><text:span text:style-name="T1">from </text:span><text:span text:style-name="T2">module</text:span><text:span text:style-name="T1"> import *</text:span></text:p>
      <text:p text:style-name="P11"><text:soft-page-break/></text:p>
      <text:p text:style-name="P5"><text:span text:style-name="T1">import </text:span><text:span text:style-name="T3">module</text:span><text:span text:style-name="T1"> as </text:span><text:span text:style-name="T3">md</text:span></text:p>
      <text:p text:style-name="P12"/>
      <text:p text:style-name="P13">&gt;&gt;&gt;</text:p>
      <text:p text:style-name="P13"/>
      <text:h text:style-name="P24" text:outline-level="3">Writing packages</text:h>
      <text:p text:style-name="P27">Packages are namespaces which contain multiple packages and modules themselves. They are simply directories, but with a twist.</text:p>
      <text:p text:style-name="Text_20_body">Each package in Python is a directory which <text:span text:style-name="Strong_20_Emphasis">MUST</text:span> contain a special file called <text:span text:style-name="Source_20_Text">__init__.py</text:span>. This file can be empty, and it indicates that the directory it contains is a Python package, so it can be imported the same way a module can be imported.</text:p>
      <text:p text:style-name="Text_20_body">If we create a directory called <text:span text:style-name="Source_20_Text">foo</text:span>, which marks the package name, we can then create a module inside that package called <text:span text:style-name="Source_20_Text">bar</text:span>. We also must not forget to add the <text:span text:style-name="Source_20_Text">__init__.py</text:span> file inside the <text:span text:style-name="Source_20_Text">foo</text:span> directory.</text:p>
      <text:p text:style-name="Text_20_body">To use the module <text:span text:style-name="Source_20_Text">bar</text:span>, we can import it in two ways:</text:p>
      <text:p text:style-name="P13">import foo.bar</text:p>
      <text:p text:style-name="P13">or</text:p>
      <text:p text:style-name="P13">from foo import bar</text:p>
      <text:p text:style-name="P13"/>
      <text:p text:style-name="P6"><text:span text:style-name="T1">In the first method, we must use the </text:span><text:span text:style-name="Source_20_Text">foo</text:span><text:span text:style-name="T1"> prefix whenever we access the module </text:span><text:span text:style-name="Source_20_Text">bar</text:span><text:span text:style-name="T1">. In the second method, we don't, because we import the module to our module's namespace.</text:span></text:p>
      <text:p text:style-name="P13"/>
      <text:p text:style-name="P13"/>
      <text:p text:style-name="P7"><text:span text:style-name="T4">Note: </text:span><text:span text:style-name="T1">When the </text:span><text:span text:style-name="Source_20_Text">pass</text:span><text:span text:style-name="T1"> statement is executed, nothing happens, but you avoid getting an error when empty code is not allowed.</text:span></text:p>
      <text:p text:style-name="P14">Empty code is not allowed in loops, function definitions, class definitions, or in if statements.</text:p>
      <text:p text:style-name="P15"/>
      <text:p text:style-name="P16"/>
      <text:h text:style-name="P26" text:outline-level="1">List Comprehensions</text:h>
      <text:p text:style-name="P28">List Comprehensions is a very powerful tool, which creates a new list based on another list, in a single, readable line.</text:p>
      <text:p text:style-name="P8">sentence = "the quick brown fox jumps over the lazy dog"</text:p>
      <text:p text:style-name="P8">words = sentence.split()</text:p>
      <text:p text:style-name="P8">word_lengths = [len(word) for word in words if word != "the"]</text:p>
      <text:p text:style-name="P8">print(words)</text:p>
      <text:p text:style-name="P8">print(word_lengths)</text:p>
      <text:p text:style-name="P15"/>
      <text:p text:style-name="P15"/>
      <text:p text:style-name="P15"/>
      <text:p text:style-name="P15"/>
      <text:p text:style-name="P15"/>
      <text:p text:style-name="P30"><text:span text:style-name="Strong_20_Emphasis"><text:span text:style-name="T1">Append Method</text:span></text:span></text:p>
      <text:p text:style-name="P31"><text:bookmark text:name="539f"/>The append() method in python adds a single item to the existing list. It doesn’t return a new list of items but will modify the original list by adding the item to the end of the list.</text:p>
      <text:p text:style-name="P33"><text:soft-page-break/>A = [ 1 , 2]</text:p>
      <text:p text:style-name="P33"/>
      <text:p text:style-name="P33">B = A.append(3)</text:p>
      <text:p text:style-name="P33"/>
      <text:p text:style-name="P33">print(B) : None</text:p>
      <text:p text:style-name="P33"/>
      <text:p text:style-name="P33"/>
      <text:p text:style-name="P10"><text:span text:style-name="T6">a = “</text:span><text:span text:style-name="T1"> </text:span><text:span text:style-name="T6">emoh</text:span><text:span text:style-name="T1"> </text:span><text:span text:style-name="T6">ta</text:span><text:span text:style-name="T1"> </text:span><text:span text:style-name="T6">yats”</text:span></text:p>
      <text:p text:style-name="P20">a[-1::-1] : “stay at home”</text:p>
      <text:p text:style-name="P15"/>
      <text:p text:style-name="P15"/>
      <text:p text:style-name="P15"/>
      <text:p text:style-name="P15"/>
      <text:p text:style-name="P15"/>
      <text:p text:style-name="P17">NUMPY</text:p>
      <text:p text:style-name="P17"/>
      <text:p text:style-name="P18">Numpy arrays are great alternatives to Python Lists. Some of the key advantages of Numpy arrays are that they are fast, easy to work with, and give users the opportunity to perform calculations across entire arrays.</text:p>
      <text:p text:style-name="P18"/>
      <text:p text:style-name="P18"/>
      <text:p text:style-name="P18">list = [1,2,3,4]</text:p>
      <text:p text:style-name="P18">arr = np.array(list)</text:p>
      <text:p text:style-name="P18">type(arr)</text:p>
      <text:p text:style-name="P18"/>
      <text:h text:style-name="P25" text:outline-level="3">Element-wise calculations:</text:h>
      <text:p text:style-name="P29">arr ** 2</text:p>
      <text:p text:style-name="P19">subsetting:</text:p>
      <text:p text:style-name="P19"/>
      <text:p text:style-name="P9"><text:span text:style-name="T5">arr</text:span><text:span text:style-name="T1"> &gt; 23</text:span></text:p>
      <text:p text:style-name="P9"><text:span text:style-name="T5">arr</text:span><text:span text:style-name="T1">[</text:span><text:span text:style-name="T5">arr</text:span><text:span text:style-name="T1"> &gt; 23]</text:span></text:p>
      <text:p text:style-name="P18"/>
      <text:p text:style-name="P18"/>
      <text:p text:style-name="P35"><text:span text:style-name="Strong_20_Emphasis"><text:span text:style-name="T7">import sys</text:span></text:span></text:p>
      <text:p text:style-name="P35"><text:span text:style-name="Strong_20_Emphasis"><text:span text:style-name="T7">for line in sys.stdin:</text:span></text:span></text:p>
      <text:p text:style-name="P35"><text:span text:style-name="Strong_20_Emphasis"><text:span text:style-name="T7"/></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15T10:35:33.014149833</meta:creation-date>
    <dc:date>2020-04-20T15:59:04.015034246</dc:date>
    <meta:editing-duration>PT54M50S</meta:editing-duration>
    <meta:editing-cycles>9</meta:editing-cycles>
    <meta:generator>LibreOffice/6.3.5.2$Linux_X86_64 LibreOffice_project/30$Build-2</meta:generator>
    <meta:document-statistic meta:table-count="0" meta:image-count="0" meta:object-count="0" meta:page-count="5" meta:paragraph-count="156" meta:word-count="1047" meta:character-count="6220" meta:non-whitespace-character-count="5242"/>
  </office:meta>
</office:document-meta>
</file>